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9E0000029ED260519D2F8E7945.png" manifest:media-type="image/png"/>
  <manifest:file-entry manifest:full-path="Pictures/100003E200003E1D00003E1D9101B45A20183981.svg" manifest:media-type="image/svg+xml"/>
  <manifest:file-entry manifest:full-path="Pictures/100002010000023C0000023C139E6D0EE522BC6F.png" manifest:media-type="image/png"/>
  <manifest:file-entry manifest:full-path="Pictures/1000000000000020000000204B249CA79A42C6D7.png" manifest:media-type="image/png"/>
  <manifest:file-entry manifest:full-path="Pictures/100006A900003505000035057D52440FE495EB16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44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3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0.78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395cm"/>
    </style:style>
    <style:style style:name="gr19" style:family="graphic" style:parent-style-name="standard">
      <style:graphic-properties draw:stroke="none" svg:stroke-color="#000000" draw:fill="none" draw:fill-color="#ffffff" fo:min-height="0.23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ize="6pt" fo:font-style="italic" style:font-size-asian="6pt" style:font-style-asian="italic" style:font-size-complex="6pt" style:font-style-complex="italic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pt" fo:font-style="italic" style:font-size-asian="6pt" style:font-style-asian="italic" style:font-size-complex="6pt" style:font-style-complex="itali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style:font-size-asian="6pt" style:font-size-complex="6pt"/>
    </style:style>
    <style:style style:name="T9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cm" svg:y1="0.8cm" svg:x2="0.8cm" svg:y2="1.9cm" draw:start-shape="id1" draw:start-glue-point="6" draw:end-shape="id2" draw:end-glue-point="4" svg:d="M1500 800c-467 0-700 366-700 1100" svg:viewBox="0 0 701 1101">
          <text:p/>
        </draw:connector>
        <draw:custom-shape draw:style-name="gr3" draw:text-style-name="P1" xml:id="id3" draw:id="id3" draw:layer="layout" svg:width="1.2cm" svg:height="1.2cm" svg:x="2.7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.7cm" svg:y1="0.8cm" svg:x2="3.3cm" svg:y2="1.9cm" draw:start-shape="id1" draw:start-glue-point="10" draw:end-shape="id3" draw:end-glue-point="4" svg:d="M2700 800c400 0 600 366 600 1100" svg:viewBox="0 0 601 1101">
          <text:p/>
        </draw:connector>
        <draw:frame draw:style-name="gr4" draw:text-style-name="P3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3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.1cm" svg:y="1.508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3.6cm" svg:y="3.8cm">
          <draw:text-box>
            <text:p text:style-name="P1"><text:span text:style-name="T1">3</text:span></text:p>
          </draw:text-box>
        </draw:frame>
        <draw:custom-shape draw:style-name="gr1" draw:text-style-name="P1" xml:id="id4" draw:id="id4" draw:layer="layout" svg:width="1.2cm" svg:height="1.2cm" svg:x="2.7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3.7cm" svg:y="1.608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3.3cm" svg:y1="3.1cm" svg:x2="3.3cm" svg:y2="4.1cm" draw:start-shape="id3" draw:start-glue-point="8" draw:end-shape="id4" draw:end-glue-point="4" svg:d="M3300 3100v1000" svg:viewBox="0 0 1 1001">
          <text:p/>
        </draw:connector>
        <draw:custom-shape draw:style-name="gr5" draw:text-style-name="P4" draw:layer="layout" svg:width="0.4cm" svg:height="0.4cm" svg:x="3.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0.584cm" svg:y="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1.9cm" svg:y="0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cm" svg:height="0.4cm" svg:x="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8" draw:text-style-name="P5" draw:layer="layout" svg:width="1cm" svg:height="1cm" svg:x="1.7cm" svg:y="5.3cm">
            <draw:text-box>
              <text:p><text:span text:style-name="T2">T</text:span></text:p>
            </draw:text-box>
          </draw:frame>
          <draw:frame draw:style-name="gr9" draw:text-style-name="P6" draw:layer="layout" svg:width="0.858cm" svg:height="0.489cm" svg:x="1.934cm" svg:y="5.719cm">
            <draw:text-box>
              <text:p><text:span text:style-name="T3">orig</text:span></text:p>
            </draw:text-box>
          </draw:frame>
        </draw:g>
        <draw:line draw:style-name="gr10" draw:text-style-name="P2" draw:layer="layout" svg:x1="4.6cm" svg:y1="2.625cm" svg:x2="5.7cm" svg:y2="2.625cm">
          <text:p/>
        </draw:line>
        <draw:frame draw:style-name="gr11" draw:text-style-name="P7" draw:layer="layout" svg:width="1.5cm" svg:height="0.8cm" svg:x="4.5cm" svg:y="2.625cm">
          <draw:text-box>
            <text:p><text:span text:style-name="T4">copy</text:span></text:p>
          </draw:text-box>
        </draw:frame>
        <draw:custom-shape draw:style-name="gr12" draw:text-style-name="P1" xml:id="id5" draw:id="id5" draw:layer="layout" svg:width="1.2cm" svg:height="1.2cm" svg:x="7.388cm" svg:y="0.213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7.388cm" svg:y1="0.813cm" svg:x2="6.688cm" svg:y2="1.913cm" draw:start-shape="id5" draw:start-glue-point="6" draw:end-shape="id6" draw:end-glue-point="4" svg:d="M7388 813c-467 0-700 366-700 1100" svg:viewBox="0 0 701 1101">
          <text:p/>
        </draw:connector>
        <draw:custom-shape draw:style-name="gr14" draw:text-style-name="P1" xml:id="id7" draw:id="id7" draw:layer="layout" svg:width="1.2cm" svg:height="1.2cm" svg:x="8.5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8.588cm" svg:y1="0.813cm" svg:x2="9.188cm" svg:y2="1.913cm" draw:start-shape="id5" draw:start-glue-point="10" draw:end-shape="id7" draw:end-glue-point="4" svg:d="M8588 813c400 0 600 366 600 1100" svg:viewBox="0 0 601 1101">
          <text:p/>
        </draw:connector>
        <draw:frame draw:style-name="gr4" draw:text-style-name="P3" draw:layer="layout" svg:width="0.4cm" svg:height="0.862cm" svg:x="8.288cm" svg:y="-0.149cm">
          <draw:text-box>
            <text:p text:style-name="P1"><text:span text:style-name="T1">1</text:span></text:p>
          </draw:text-box>
        </draw:frame>
        <draw:custom-shape draw:style-name="gr12" draw:text-style-name="P1" xml:id="id6" draw:id="id6" draw:layer="layout" svg:width="1.2cm" svg:height="1.2cm" svg:x="6.088cm" svg:y="1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1cm" svg:y="2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6.988cm" svg:y="1.521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9.488cm" svg:y="3.813cm">
          <draw:text-box>
            <text:p text:style-name="P1"><text:span text:style-name="T1">3</text:span></text:p>
          </draw:text-box>
        </draw:frame>
        <draw:custom-shape draw:style-name="gr12" draw:text-style-name="P1" xml:id="id8" draw:id="id8" draw:layer="layout" svg:width="1.2cm" svg:height="1.2cm" svg:x="8.588cm" svg:y="4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9.588cm" svg:y="1.621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9.188cm" svg:y1="3.113cm" svg:x2="9.188cm" svg:y2="4.113cm" draw:start-shape="id7" draw:start-glue-point="8" draw:end-shape="id8" draw:end-glue-point="4" svg:d="M9188 3113v1000" svg:viewBox="0 0 1 1001">
          <text:p/>
        </draw:connector>
        <draw:custom-shape draw:style-name="gr15" draw:text-style-name="P4" draw:layer="layout" svg:width="0.4cm" svg:height="0.4cm" svg:x="8.988cm" svg:y="4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6.472cm" svg:y="2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7.788cm" svg:y="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8.888cm" svg:y="2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5.3cm" svg:height="1.039cm" svg:x="5.8cm" svg:y="5.288cm">
          <draw:text-box>
            <text:p text:style-name="P1"><text:span text:style-name="T5">Sever </text:span><text:span text:style-name="T6">u</text:span><text:span text:style-name="T5"> <text:s/>= 2 from its original parent, 1</text:span></text:p>
          </draw:text-box>
        </draw:frame>
        <draw:frame draw:style-name="gr17" draw:text-style-name="P2" draw:layer="layout" svg:width="0.5cm" svg:height="0.5cm" svg:x="6.099cm" svg:y="1.099cm">
          <draw:image xlink:href="Pictures/100006A900003505000035057D52440FE495EB16.svg" xlink:type="simple" xlink:show="embed" xlink:actuate="onLoad">
            <text:p/>
          </draw:image>
          <draw:image xlink:href="Pictures/100002010000023C0000023C139E6D0EE522BC6F.png" xlink:type="simple" xlink:show="embed" xlink:actuate="onLoad"/>
        </draw:frame>
        <draw:line draw:style-name="gr10" draw:text-style-name="P2" draw:layer="layout" svg:x1="10.288cm" svg:y1="2.625cm" svg:x2="11.388cm" svg:y2="2.625cm">
          <text:p/>
        </draw:line>
        <draw:custom-shape draw:style-name="gr12" draw:text-style-name="P1" xml:id="id9" draw:id="id9" draw:layer="layout" svg:width="1.2cm" svg:height="1.2cm" svg:x="12.976cm" svg:y="0.22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10" draw:id="id10" draw:layer="layout" svg:width="1.2cm" svg:height="1.2cm" svg:x="14.1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4.176cm" svg:y1="0.826cm" svg:x2="14.776cm" svg:y2="1.926cm" draw:start-shape="id9" draw:start-glue-point="10" draw:end-shape="id10" draw:end-glue-point="4" svg:d="M14176 826c400 0 600 366 600 1100" svg:viewBox="0 0 601 1101">
          <text:p/>
        </draw:connector>
        <draw:frame draw:style-name="gr4" draw:text-style-name="P3" draw:layer="layout" svg:width="0.4cm" svg:height="0.862cm" svg:x="13.876cm" svg:y="-0.136cm">
          <draw:text-box>
            <text:p text:style-name="P1"><text:span text:style-name="T1">1</text:span></text:p>
          </draw:text-box>
        </draw:frame>
        <draw:custom-shape draw:style-name="gr12" draw:text-style-name="P1" xml:id="id12" draw:id="id12" draw:layer="layout" svg:width="1.2cm" svg:height="1.2cm" svg:x="11.676cm" svg:y="1.9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59cm" svg:y="2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4cm" svg:height="0.692cm" svg:x="12.576cm" svg:y="1.534cm">
          <draw:text-box>
            <text:p text:style-name="P1"><text:span text:style-name="T1">2</text:span></text:p>
          </draw:text-box>
        </draw:frame>
        <draw:frame draw:style-name="gr6" draw:text-style-name="P3" draw:layer="layout" svg:width="0.4cm" svg:height="0.692cm" svg:x="15.076cm" svg:y="3.826cm">
          <draw:text-box>
            <text:p text:style-name="P1"><text:span text:style-name="T1">3</text:span></text:p>
          </draw:text-box>
        </draw:frame>
        <draw:custom-shape draw:style-name="gr12" draw:text-style-name="P1" xml:id="id11" draw:id="id11" draw:layer="layout" svg:width="1.2cm" svg:height="1.2cm" svg:x="14.176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0.3cm" svg:height="0.692cm" svg:x="15.176cm" svg:y="1.634cm">
          <draw:text-box>
            <text:p text:style-name="P1"><text:span text:style-name="T1">4</text:span></text:p>
          </draw:text-box>
        </draw:frame>
        <draw:connector draw:style-name="gr7" draw:text-style-name="P2" draw:layer="layout" draw:type="curve" svg:x1="14.776cm" svg:y1="3.126cm" svg:x2="14.776cm" svg:y2="4.126cm" draw:start-shape="id10" draw:start-glue-point="8" draw:end-shape="id11" draw:end-glue-point="4" svg:d="M14776 3126v1000" svg:viewBox="0 0 1 1001">
          <text:p/>
        </draw:connector>
        <draw:custom-shape draw:style-name="gr15" draw:text-style-name="P4" draw:layer="layout" svg:width="0.4cm" svg:height="0.4cm" svg:x="14.576cm" svg:y="4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2.06cm" svg:y="2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3.376cm" svg:y="0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4cm" svg:height="0.4cm" svg:x="14.476cm" svg:y="2.3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2" draw:layer="layout" draw:type="curve" svg:x1="14.351cm" svg:y1="4.301cm" svg:x2="12.876cm" svg:y2="2.526cm" draw:start-shape="id11" draw:start-glue-point="5" draw:end-shape="id12" draw:end-glue-point="10" svg:d="M14351 4301c-1236 0-499-1775-1475-1775" svg:viewBox="0 0 1476 1776">
          <text:p/>
        </draw:connector>
        <draw:frame draw:style-name="gr16" draw:text-style-name="P8" draw:layer="layout" svg:width="5.3cm" svg:height="1.039cm" svg:x="12.3cm" svg:y="5.302cm">
          <draw:text-box>
            <text:p text:style-name="P1"><text:span text:style-name="T5">Reparent </text:span><text:span text:style-name="T6">u</text:span><text:span text:style-name="T5"> <text:s/>= 2 to its new parent, </text:span><text:span text:style-name="T6">v</text:span><text:span text:style-name="T5"> <text:s/>= 3</text:span></text:p>
          </draw:text-box>
        </draw:frame>
        <draw:frame draw:style-name="gr17" draw:text-style-name="P2" draw:layer="layout" svg:width="0.574cm" svg:height="0.574cm" svg:x="12.926cm" svg:y="1.926cm">
          <draw:image xlink:href="Pictures/100003E200003E1D00003E1D9101B45A20183981.svg" xlink:type="simple" xlink:show="embed" xlink:actuate="onLoad">
            <text:p/>
          </draw:image>
          <draw:image xlink:href="Pictures/100002010000029E0000029ED260519D2F8E7945.png" xlink:type="simple" xlink:show="embed" xlink:actuate="onLoad"/>
        </draw:frame>
        <draw:frame draw:style-name="gr8" draw:text-style-name="P5" draw:layer="layout" svg:width="1.9cm" svg:height="1cm" svg:x="15.3cm" svg:y="3.1cm">
          <draw:text-box>
            <text:p><text:span text:style-name="T2">T</text:span><text:span text:style-name="T7">(</text:span><text:span text:style-name="T2">q </text:span><text:span text:style-name="T7">)</text:span></text:p>
          </draw:text-box>
        </draw:frame>
        <draw:frame draw:style-name="gr18" draw:text-style-name="P9" draw:layer="layout" svg:width="0.3cm" svg:height="0.645cm" svg:x="16.4cm" svg:y="3.6cm">
          <draw:text-box>
            <text:p><text:span text:style-name="T8">1</text:span></text:p>
          </draw:text-box>
        </draw:frame>
        <draw:frame draw:style-name="gr19" draw:text-style-name="P10" draw:layer="layout" svg:width="0.3cm" svg:height="0.489cm" svg:x="7.4cm" svg:y="5.501cm">
          <draw:text-box>
            <text:p><text:span text:style-name="T9">1</text:span></text:p>
          </draw:text-box>
        </draw:frame>
        <draw:frame draw:style-name="gr19" draw:text-style-name="P10" draw:layer="layout" svg:width="0.3cm" svg:height="0.489cm" svg:x="14.612cm" svg:y="5.502cm">
          <draw:text-box>
            <text:p><text:span text:style-name="T9">1</text:span></text:p>
          </draw:text-box>
        </draw:frame>
        <draw:frame draw:style-name="gr19" draw:text-style-name="P10" draw:layer="layout" svg:width="0.3cm" svg:height="0.489cm" svg:x="15.223cm" svg:y="5.903cm">
          <draw:text-box>
            <text:p><text:span text:style-name="T9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4-17T15:18:42.749570961</dc:date>
    <meta:editing-duration>PT14H56M1S</meta:editing-duration>
    <meta:editing-cycles>33</meta:editing-cycles>
    <meta:generator>LibreOffice/6.0.7.3$Linux_X86_64 LibreOffice_project/00m0$Build-3</meta:generator>
    <meta:document-statistic meta:object-count="63"/>
  </office:meta>
</office:document-meta>
</file>